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8b7" officeooo:paragraph-rsid="0000e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s the time for all good men to come to the aid of their par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2-05T09:44:24.502000000</dc:date>
    <meta:editing-duration>PT40S</meta:editing-duration>
    <meta:editing-cycles>1</meta:editing-cycles>
    <meta:document-statistic meta:table-count="0" meta:image-count="0" meta:object-count="0" meta:page-count="1" meta:paragraph-count="1" meta:word-count="16" meta:character-count="67" meta:non-whitespace-character-count="52"/>
  </office:meta>
</office:document-meta>
</file>